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06cm" table:align="margins"/>
    </style:style>
    <style:style style:name="Table2.A" style:family="table-column">
      <style:table-column-properties style:column-width="4.711cm" style:rel-column-width="18156*"/>
    </style:style>
    <style:style style:name="Table2.B" style:family="table-column">
      <style:table-column-properties style:column-width="5.198cm" style:rel-column-width="20032*"/>
    </style:style>
    <style:style style:name="Table2.C" style:family="table-column">
      <style:table-column-properties style:column-width="7.096cm" style:rel-column-width="27347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paragraph-rsid="000a7e39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3bbf81" officeooo:paragraph-rsid="003bbf81" style:font-size-asian="10pt" style:font-size-complex="10pt"/>
    </style:style>
    <style:style style:name="P5" style:family="paragraph" style:parent-style-name="Table_20_Contents">
      <style:text-properties style:font-name="Liberation Serif" fo:font-size="10pt" officeooo:paragraph-rsid="003bbf81" style:font-size-asian="10pt" style:font-size-complex="10pt"/>
    </style:style>
    <style:style style:name="P6" style:family="paragraph" style:parent-style-name="Table_20_Contents">
      <style:text-properties officeooo:paragraph-rsid="003bbf81"/>
    </style:style>
    <style:style style:name="P7" style:family="paragraph" style:parent-style-name="Table_20_Contents">
      <style:text-properties officeooo:rsid="003bbf81" officeooo:paragraph-rsid="003bbf81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officeooo:rsid="0052dfc8" officeooo:paragraph-rsid="0052dfc8"/>
    </style:style>
    <style:style style:name="P11" style:family="paragraph" style:parent-style-name="Table_20_Contents">
      <style:text-properties officeooo:rsid="004f7b56" officeooo:paragraph-rsid="006af87c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04c639a" officeooo:paragraph-rsid="004c639a" style:font-size-asian="10pt" style:font-weight-asian="bold" style:font-size-complex="10pt" style:font-weight-complex="bold"/>
    </style:style>
    <style:style style:name="P13" style:family="paragraph" style:parent-style-name="Header">
      <style:paragraph-properties fo:text-align="center" style:justify-single-word="false"/>
      <style:text-properties fo:font-size="10pt" fo:font-weight="bold" officeooo:rsid="00adcd69" officeooo:paragraph-rsid="00718a38" style:font-size-asian="10pt" style:font-weight-asian="bold" style:font-size-complex="10pt" style:font-weight-complex="bold"/>
    </style:style>
    <style:style style:name="T1" style:family="text">
      <style:text-properties officeooo:rsid="003efda0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officeooo:rsid="0052dfc8"/>
    </style:style>
    <style:style style:name="T4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Total <text:span text:style-name="T3">As on </text:span><text:span text:style-name="T3"><text:text-input text:description="&lt;formatLang(o.date_start,date = True) &gt;">Date</text:text-input></text:span></text:p>
          </table:table-cell>
          <table:table-cell table:style-name="Table2.A1" office:value-type="string">
            <text:p text:style-name="P11"><text:text-input text:description="&lt;if test=&quot;o.date_stop&quot;&gt;">If Start</text:text-input> <text:s text:c="2"/>Total <text:span text:style-name="T3">AS on </text:span><text:span text:style-name="T3"><text:text-input text:description="&lt;formatLang(o.date_stop,date = True) &gt;">Date</text:text-input></text:span><text:span text:style-name="T3"> <text:s text:c="2"/></text:span><text:span text:style-name="T3"><text:text-input text:description="&lt;/if&gt;">End If</text:text-input>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2"><text:text-input text:description="&lt;for each=&quot;line in get_move_lines(o)&quot;&gt;">for loop start for account move line</text:text-input></text:span>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if test=&quot;line['name_level1']!='1'&quot;&gt;">If start for level1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8"><text:text-input text:description="&lt;line['name_level1']&gt;">Level1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if&gt;">If End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9"><text:text-input text:description="&lt;if test=&quot;line['name_level2']!='1'&quot;&gt;">If test for Leve2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line['name_level2']&gt;">Level2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if&gt;">If End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><text:text-input text:description="&lt;line['name_level3']&gt;">Level3</text:text-input></text:p>
          </table:table-cell>
          <table:table-cell table:style-name="Table2.A1" office:value-type="string">
            <text:p text:style-name="P4"><text:text-input text:description="&lt;line['amount1']&gt;">Total</text:text-input></text:p>
          </table:table-cell>
          <table:table-cell table:style-name="Table2.A1" office:value-type="string">
            <text:p text:style-name="P3"><text:text-input text:description=""/> <text:text-input text:description="&lt;if test=&quot;o.date_stop&quot;&gt;">If start</text:text-input> <text:s text:c="3"/><text:text-input text:description="&lt;line['amount1']&gt;">Amount</text:text-input> <text:s text:c="3"/><text:text-input text:description="&lt;/if&gt;">End IF</text:text-input></text:p>
          </table:table-cell>
        </table:table-row>
        <table:table-row>
          <table:table-cell table:style-name="Table2.A1" office:value-type="string">
            <text:p text:style-name="P5"><text:text-input text:description="&lt;/for&gt;">For End 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officeooo:rsid="00adcd69" officeooo:paragraph-rsid="00718a38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10pt" fo:font-weight="bold" officeooo:rsid="004c639a" officeooo:paragraph-rsid="004c639a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officeooo:rsid="003efda0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BALANCE SHEET</text:p>
        <text:p text:style-name="MP3"><text:span text:style-name="MT1">Balance Sheet </text:span>FROM <text:text-input text:description="&lt;formatLang(o.date_start,date = True) &gt;">start date</text:text-input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05T17:31:41.902427233</dc:date>
    <meta:editing-duration>PT7H1M3S</meta:editing-duration>
    <meta:editing-cycles>49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91" meta:character-count="292" meta:non-whitespace-character-count="243"/>
  </office:meta>
</office:document-meta>
</file>